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italic" style:font-style-asian="italic" style:font-style-complex="italic"/>
    </style:style>
    <style:style style:name="P3" style:family="paragraph" style:parent-style-name="Standard">
      <style:text-properties fo:font-size="15pt"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fo:padding="0.074cm" fo:border-left="none" fo:border-right="none" fo:border-top="none" fo:border-bottom="0.99pt solid #000000" style:join-border="false"/>
      <style:text-properties fo:font-size="12pt" fo:font-weight="normal" style:font-size-asian="10.5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5pt" fo:font-weight="bold" style:font-size-asian="15pt" style:font-weight-asian="bold" style:font-size-complex="15pt"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Sect1" style:family="section">
      <style:section-properties text:dont-balance-text-columns="false" style:editable="false">
        <style:columns fo:column-count="2" fo:column-gap="0.3cm">
          <style:column style:rel-width="4819*" fo:start-indent="0cm" fo:end-indent="0.15cm"/>
          <style:column style:rel-width="4819*" fo:start-indent="0.15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5">BUNEL Quentin</text:span><text:tab/><text:tab/><text:tab/><text:tab/><text:tab/><text:tab/><text:tab/> <text:s text:c="10"/><text:tab/><text:tab/>avril 2014</text:p>
      <text:p text:style-name="P3">COQUART Kevin</text:p>
      <text:p text:style-name="Standard"/>
      <text:p text:style-name="Standard"/>
      <text:p text:style-name="Standard"/>
      <text:p text:style-name="Standard"/>
      <text:p text:style-name="P4">Projet CA (MI190) <text:s text:c="6"/>Rapport</text:p>
      <text:p text:style-name="P4"/>
      <text:p text:style-name="P10"/>
      <text:p text:style-name="P5"/>
      <text:p text:style-name="P5"/>
      <text:p text:style-name="P6"><text:tab/>Toutes les fonctions des tme ont été réalisées. Il s'agit du découpage du programme en fonctions, puis des fonctions en blocs de base. Ensuite, les liens, prédécesseurs et succésseurs, entre les blocs de base, c'est-à-dire le calcul du graphe de flot de contôle (CFG).</text:p>
      <text:p text:style-name="P5">Nous détaillons ici les fonctions demandées pour la suite du projet.</text:p>
      <text:p text:style-name="P5"/>
      <text:p text:style-name="Standard"/>
      <text:p text:style-name="Standard"><text:span text:style-name="T1">Question 1</text:span> : construction du graphe de flot de données (DFG) associé à un bloc de base</text:p>
      <text:p text:style-name="Standard"/>
      <text:p text:style-name="P1"><text:tab/>Pour cette question, nous avons écrit la fonction compute_pred_succ_dep() de la classe Basic_block. Celle-ci parcourt toutes les instructions de la dernière à la première en recherchant les dépendances RAW, WAR et WAW puis les dépendances mémoire et de contrôle.</text:p>
      <text:p text:style-name="P1">À finir...</text:p>
      <text:p text:style-name="P1"/>
      <text:p text:style-name="P1"/>
      <text:p text:style-name="P1"/>
      <text:p text:style-name="P1"><text:span text:style-name="T1">Question 2</text:span> : poids du chemin critique</text:p>
      <text:p text:style-name="P1"><text:tab/>La fonction comput_critical_path() et ses auxiliaires permettent de calculer le poids du chemin critique. On initialise le poids des nœuds du delayed slot, s'ils existent, à 2 et on lance une fonction récursive à partir des racines. Celle-ci calcule le poids de chaque nœud comme le maximum des poids de ses successeurs additionnés aux délais des arcs vers ces successeurs. </text:p>
      <text:p text:style-name="P1">Il est ensuite facile de réaliser get_critical_path() qui renvoie le poids max parmi les racines.</text:p>
      <text:p text:style-name="P1"/>
      <text:p text:style-name="P1"/>
      <text:p text:style-name="P1"><text:span text:style-name="T1">Question 3</text:span> : ordonnancement des instructions d'un bloc de base</text:p>
      <text:p text:style-name="P2"><text:tab/>Scheduling</text:p>
      <text:p text:style-name="P1"><text:tab/>Pour réaliser l'ordonnancement des instructions, il fallait tout d'abord connaître le nombre de descendants (pas seulement les successeurs directs) de chaque nœud. Nous avons donc coder la fonction compute_nb_descendant() dans la classe Dfg qui fait ce travail. </text:p>
      <text:p text:style-name="P1"><text:tab/>L'algorithme implémenté est celui donné en cours. Dans la fonction scheduling(), on maintient la liste <text:span text:style-name="T2">_inst_ready qui contient les instructions prêtes. A chaque tour de boucle, on choisit celle qui est lancée, en suivant les règles. A chaque règle, on insert dans une liste temporaire les instructions qui satisfont la règle. S'il n'y en qu'une, alors c'est celle-là ! Sinon on passe à la règle suivante. Pour les étapes nécessitant de trier les instructions selon un critère, des fonctions compare*** sont présentes juste au dessus.</text:span></text:p>
      <text:p text:style-name="P1"><text:span text:style-name="T2"><text:tab/>De plus, nous avons codé une fonction add_node_now_ready qui ajoute les nœuds dans la liste lorsqu'ils deviennent prêts. On utilise pour cela un champ _traitee que nous avons ajouté dans la classe Node_dfg et qui indique si un nœud a été traité ou non. Si le nœud est traité, la valeur du champ est le numéro de cycle auquel l'instruction a été lancée.</text:span></text:p>
      <text:p text:style-name="P1"/>
      <text:p text:style-name="P1"/>
      <text:p text:style-name="P1"><text:soft-page-break/><text:span text:style-name="T3"><text:tab/>Nombre de cycles</text:span></text:p>
      <text:p text:style-name="P1"><text:span text:style-name="T3"><text:tab/></text:span><text:span text:style-name="T4">La fonction nb_cycles() de la classe Dfg a été réalisée. Elle se sert également du champ _traitee (tous remis à -1). On parcourt toutes les instructions de new_order en calculant les délais induits les cycles de gel.</text:span></text:p>
      <text:p text:style-name="P1"><text:tab/></text:p>
      <text:p text:style-name="P1"/>
      <text:p text:style-name="P1"><text:span text:style-name="T1">Question 4</text:span> : renommage de registre</text:p>
      <text:p text:style-name="P1"/>
      <text:p text:style-name="P1"/>
      <text:p text:style-name="P1"/>
      <text:p text:style-name="P1"/>
      <text:p text:style-name="P8">Exemples d'éxecutions</text:p>
      <text:p text:style-name="P8"/>
      <text:p text:style-name="P6">Réordonnancement (./bin/cpp/test_karine_dfg ./src/examples/test_asm32.s)</text:p>
      <text:p text:style-name="P8"/>
      <text:section text:style-name="Sect1" text:name="Section2">
        <text:p text:style-name="P7">Begin BB</text:p>
        <text:p text:style-name="P7">i0 addiu $29,$29,65520</text:p>
        <text:p text:style-name="P7">i1 sw $30,12($29)</text:p>
        <text:p text:style-name="P7">i2 or $30,$29,$0</text:p>
        <text:p text:style-name="P7">i3 sw $4,16($30)</text:p>
        <text:p text:style-name="P7">i4 sw $5,20($30)</text:p>
        <text:p text:style-name="P7">i5 sw $6,24($30)</text:p>
        <text:p text:style-name="P7">i6 sw $7,28($30)</text:p>
        <text:p text:style-name="P7">i7 sw $0,0($30)</text:p>
        <text:p text:style-name="P7">i8 j $l2</text:p>
        <text:p text:style-name="P7">i9 add $0,$0,$0</text:p>
        <text:p text:style-name="P7">End BB</text:p>
        <text:p text:style-name="P7">Scheduled Order :</text:p>
        <text:p text:style-name="P7">i0: addiu $29,$29,65520</text:p>
        <text:p text:style-name="P7">i1: sw $30,12($29)</text:p>
        <text:p text:style-name="P7">i2: or $30,$29,$0</text:p>
        <text:p text:style-name="P7">i7: sw $0,0($30)</text:p>
        <text:p text:style-name="P7">i6: sw $7,28($30)</text:p>
        <text:p text:style-name="P7">i5: sw $6,24($30)</text:p>
        <text:p text:style-name="P7">i4: sw $5,20($30)</text:p>
        <text:p text:style-name="P7">i3: sw $4,16($30)</text:p>
        <text:p text:style-name="P7">i8: j $l2</text:p>
        <text:p text:style-name="P7">i9: add $0,$0,$0</text:p>
      </text:section>
      <text:p text:style-name="P8"/>
      <text:p text:style-name="P7">Trace de l'éxecution :</text:p>
      <text:p text:style-name="P8"/>
      <text:section text:style-name="Sect1" text:name="Section3">
        <text:p text:style-name="P6">Instructions ready : </text:p>
        <text:p text:style-name="P6">i0</text:p>
        <text:p text:style-name="P6">Fin</text:p>
        <text:p text:style-name="P6">regle 2</text:p>
        <text:p text:style-name="P6">Instruction choisie : i0</text:p>
        <text:p text:style-name="P6"></text:p>
        <text:p text:style-name="P6">Instructions ready : </text:p>
        <text:p text:style-name="P6">i1</text:p>
        <text:p text:style-name="P6">i2</text:p>
        <text:p text:style-name="P6">i3</text:p>
        <text:p text:style-name="P6">i4</text:p>
        <text:p text:style-name="P6">i5</text:p>
        <text:p text:style-name="P6">i6</text:p>
        <text:p text:style-name="P6">i7</text:p>
        <text:p text:style-name="P6">i8</text:p>
        <text:p text:style-name="P6">Fin</text:p>
        <text:p text:style-name="P6">regle 2</text:p>
        <text:p text:style-name="P6">Instruction choisie : i1</text:p>
        <text:p text:style-name="P6"></text:p>
        <text:p text:style-name="P6"/>
        <text:p text:style-name="P6"/>
        <text:p text:style-name="P6"/>
        <text:p text:style-name="P6">Instructions ready : </text:p>
        <text:p text:style-name="P6">i2</text:p>
        <text:p text:style-name="P6">i3</text:p>
        <text:p text:style-name="P6">i4</text:p>
        <text:p text:style-name="P6">i5</text:p>
        <text:p text:style-name="P6">i6</text:p>
        <text:p text:style-name="P6">i7</text:p>
        <text:p text:style-name="P6">i8</text:p>
        <text:p text:style-name="P6">Fin</text:p>
        <text:p text:style-name="P6">regle 2</text:p>
        <text:p text:style-name="P6">Instruction choisie : i2</text:p>
        <text:p text:style-name="P6"></text:p>
        <text:p text:style-name="P6">Instructions ready : </text:p>
        <text:p text:style-name="P6">i3</text:p>
        <text:p text:style-name="P6">i4</text:p>
        <text:p text:style-name="P6">i5</text:p>
        <text:p text:style-name="P6">i6</text:p>
        <text:p text:style-name="P6">i7</text:p>
        <text:p text:style-name="P6">i8</text:p>
        <text:p text:style-name="P6">Fin</text:p>
        <text:p text:style-name="P6"><text:soft-page-break/>regle 6</text:p>
        <text:p text:style-name="P6">Instruction choisie : i7</text:p>
        <text:p text:style-name="P6"></text:p>
        <text:p text:style-name="P6">Instructions ready : </text:p>
        <text:p text:style-name="P6">i3</text:p>
        <text:p text:style-name="P6">i4</text:p>
        <text:p text:style-name="P6">i5</text:p>
        <text:p text:style-name="P6">i6</text:p>
        <text:p text:style-name="P6">i8</text:p>
        <text:p text:style-name="P6">Fin</text:p>
        <text:p text:style-name="P6">regle 6</text:p>
        <text:p text:style-name="P6">Instruction choisie : i6</text:p>
        <text:p text:style-name="P6"></text:p>
        <text:p text:style-name="P6">Instructions ready : </text:p>
        <text:p text:style-name="P6">i3</text:p>
        <text:p text:style-name="P6">i4</text:p>
        <text:p text:style-name="P6">i5</text:p>
        <text:p text:style-name="P6">i8</text:p>
        <text:p text:style-name="P6">Fin</text:p>
        <text:p text:style-name="P6">regle 6</text:p>
        <text:p text:style-name="P6">Instruction choisie : i5</text:p>
        <text:p text:style-name="P6"></text:p>
        <text:p text:style-name="P6"/>
        <text:p text:style-name="P6"/>
        <text:p text:style-name="P6"/>
        <text:p text:style-name="P6"/>
        <text:p text:style-name="P6"/>
        <text:p text:style-name="P6">Instructions ready : </text:p>
        <text:p text:style-name="P6">i3</text:p>
        <text:p text:style-name="P6">i4</text:p>
        <text:p text:style-name="P6">i8</text:p>
        <text:p text:style-name="P6">Fin</text:p>
        <text:p text:style-name="P6">regle 6</text:p>
        <text:p text:style-name="P6">Instruction choisie : i4</text:p>
        <text:p text:style-name="P6"></text:p>
        <text:p text:style-name="P6">Instructions ready : </text:p>
        <text:p text:style-name="P6">i3</text:p>
        <text:p text:style-name="P6">i8</text:p>
        <text:p text:style-name="P6">Fin</text:p>
        <text:p text:style-name="P6">regle 4</text:p>
        <text:p text:style-name="P6">Instruction choisie : i3</text:p>
        <text:p text:style-name="P6"></text:p>
        <text:p text:style-name="P6">Instructions ready : </text:p>
        <text:p text:style-name="P6">i8</text:p>
        <text:p text:style-name="P6">Fin</text:p>
        <text:p text:style-name="P6">regle 2</text:p>
        <text:p text:style-name="P6">Instruction choisie : i8</text:p>
        <text:p text:style-name="P6"></text:p>
        <text:p text:style-name="P6">Instructions ready : </text:p>
        <text:p text:style-name="P6">i9</text:p>
        <text:p text:style-name="P6">Fin</text:p>
        <text:p text:style-name="P6">regle 2</text:p>
      </text:section>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7">Renommage de registre (./bin/cpp/test_karine ./src/examples/test_asm32.s)</text:p>
      <text:p text:style-name="P7"><text:s/></text:p>
      <text:section text:style-name="Sect1" text:name="Section1">
        <text:p text:style-name="P7">Rennomage BB - 0</text:p>
        <text:p text:style-name="P7">Avant </text:p>
        <text:p text:style-name="P7">Begin BB</text:p>
        <text:p text:style-name="P7">$l3:</text:p>
        <text:p text:style-name="P7">i0 lw $2,0($30)</text:p>
        <text:p text:style-name="P7">i1 sll $3,$2,2</text:p>
        <text:p text:style-name="P7">i2 lw $2,24($30)</text:p>
        <text:p text:style-name="P7">i3 addu $5,$2,$3</text:p>
        <text:p text:style-name="P7">i4 lw $2,0($30)</text:p>
        <text:p text:style-name="P7">i5 sll $3,$2,2</text:p>
        <text:p text:style-name="P7">i6 lw $2,16($30)</text:p>
        <text:p text:style-name="P7">i7 addu $2,$2,$3</text:p>
        <text:p text:style-name="P7">i8 lw $4,0($2)</text:p>
        <text:p text:style-name="P7">i9 lw $2,0($30)</text:p>
        <text:p text:style-name="P7">i10 sll $3,$2,2</text:p>
        <text:p text:style-name="P7">i11 lw $2,20($30)</text:p>
        <text:p text:style-name="P7">i12 addu $2,$2,$3</text:p>
        <text:p text:style-name="P7">i13 lw $2,0($2)</text:p>
        <text:p text:style-name="P7">i14 addu $2,$4,$2</text:p>
        <text:p text:style-name="P7">i15 sw $2,0($5)</text:p>
        <text:p text:style-name="P7">i16 lw $2,0($30)</text:p>
        <text:p text:style-name="P7">i17 addiu $2,$2,1</text:p>
        <text:p text:style-name="P7">i18 sw $2,0($30)</text:p>
        <text:p text:style-name="P7">End BB</text:p>
        <text:p text:style-name="P7"></text:p>
        <text:p text:style-name="P7"/>
        <text:p text:style-name="P7">Apres </text:p>
        <text:p text:style-name="P7">Begin BB</text:p>
        <text:p text:style-name="P7">$l3:</text:p>
        <text:p text:style-name="P7">i0 lw $41,0($30)</text:p>
        <text:p text:style-name="P7">i1 sll $42,$41,2</text:p>
        <text:p text:style-name="P7">i2 lw $41,24($30)</text:p>
        <text:p text:style-name="P7">i3 addu $5,$41,$42</text:p>
        <text:p text:style-name="P7">i4 lw $41,0($30)</text:p>
        <text:p text:style-name="P7">i5 sll $38,$41,2</text:p>
        <text:p text:style-name="P7">i6 lw $40,16($30)</text:p>
        <text:p text:style-name="P7">i7 addu $39,$40,$38</text:p>
        <text:p text:style-name="P7">i8 lw $4,0($39)</text:p>
        <text:p text:style-name="P7">i9 lw $37,0($30)</text:p>
        <text:p text:style-name="P7">i10 sll $3,$37,2</text:p>
        <text:p text:style-name="P7">i11 lw $36,20($30)</text:p>
        <text:p text:style-name="P7">i12 addu $35,$36,$3</text:p>
        <text:p text:style-name="P7">i13 lw $34,0($35)</text:p>
        <text:p text:style-name="P7">i14 addu $33,$4,$34</text:p>
        <text:p text:style-name="P7">i15 sw $33,0($5)</text:p>
        <text:p text:style-name="P7">i16 lw $32,0($30)</text:p>
        <text:p text:style-name="P7">i17 addiu $2,$32,1</text:p>
        <text:p text:style-name="P7">i18 sw $2,0($30)</text:p>
        <text:p text:style-name="P7">End B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4-04-27T13:21:14</meta:creation-date>
    <dc:date>2014-04-27T14:38:35</dc:date>
    <dc:creator>QUENTIN </dc:creator>
    <meta:editing-duration>PT1H13M52S</meta:editing-duration>
    <meta:editing-cycles>44</meta:editing-cycles>
    <meta:generator>LibreOffice/3.5$Linux_X86_64 LibreOffice_project/350m1$Build-2</meta:generator>
    <meta:document-statistic meta:table-count="0" meta:image-count="0" meta:object-count="0" meta:page-count="4" meta:paragraph-count="182" meta:word-count="792" meta:character-count="4770" meta:non-whitespace-character-count="3941"/>
  </office:meta>
</office:document-meta>
</file>